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a10a" officeooo:paragraph-rsid="0009a10a"/>
    </style:style>
    <style:style style:name="P2" style:family="paragraph" style:parent-style-name="Standard">
      <style:paragraph-properties fo:text-align="end" style:justify-single-word="false"/>
      <style:text-properties officeooo:rsid="0009a10a" officeooo:paragraph-rsid="0009a10a"/>
    </style:style>
    <style:style style:name="P3" style:family="paragraph" style:parent-style-name="Title">
      <style:text-properties fo:font-size="22pt" style:font-size-asian="22pt" style:font-size-complex="22pt"/>
    </style:style>
    <style:style style:name="P4" style:family="paragraph" style:parent-style-name="Standard">
      <style:text-properties officeooo:paragraph-rsid="0009a10a"/>
    </style:style>
    <style:style style:name="P5" style:family="paragraph" style:parent-style-name="Standard">
      <style:text-properties officeooo:paragraph-rsid="000e17f1"/>
    </style:style>
    <style:style style:name="P6" style:family="paragraph" style:parent-style-name="Text_20_body">
      <style:text-properties officeooo:paragraph-rsid="000e17f1"/>
    </style:style>
    <style:style style:name="P7" style:family="paragraph" style:parent-style-name="Heading_20_1">
      <style:text-properties officeooo:paragraph-rsid="000e17f1"/>
    </style:style>
    <style:style style:name="T1" style:family="text">
      <style:text-properties officeooo:rsid="000b5bfb"/>
    </style:style>
    <style:style style:name="T2" style:family="text">
      <style:text-properties officeooo:rsid="0009a10a"/>
    </style:style>
    <style:style style:name="T3" style:family="text">
      <style:text-properties officeooo:rsid="000e17f1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e17f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NetRunner Awaken1ng : P<text:span text:style-name="T1">ITCHS</text:span></text:p>
      <text:p text:style-name="P2"/>
      <text:h text:style-name="Heading_20_1" text:outline-level="1">Narration :</text:h>
      <text:p text:style-name="P6"><text:span text:style-name="T3">2143. In a network of interconnected matrices, a virtuoso and impetuous hacker that no one suspects, not even her, of being an artificial </text:span><text:span text:style-name="T4">consciousness </text:span><text:span text:style-name="T5">learns the existence of a mondial purge of identity planned by the largest multinational in the usernames market and decides after joining a group of revolutionary hackers to thwart their plans by hacking it from inside, in order to preserve the free will of humanity.</text:span></text:p>
      <text:h text:style-name="P7" text:outline-level="1">Gameplay :</text:h>
      <text:p text:style-name="P5"><text:span text:style-name="T4">Enter a three-dimensional retro-neon-style </text:span><text:span text:style-name="T5">m</text:span><text:span text:style-name="T4">atri</text:span><text:span text:style-name="T5">x</text:span><text:span text:style-name="T4">, run and jump from wall to wall at a furious pace in procedurally generated levels </text:span><text:span text:style-name="T5">and survive </text:span><text:span text:style-name="T4">multiple deadly defense systems to steal </text:span><text:span text:style-name="T5">the </text:span><text:span text:style-name="T4">Data and get out on time, alive. Only your skills as a player and your understanding of the ever-new mechanic </text:span><text:span text:style-name="T5">systems</text:span><text:span text:style-name="T4"> will allow you to complete your hac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loext:graphic-properties draw:fill="none" draw:fill-color="#729fcf"/>
      <style:paragraph-properties fo:text-align="center" style:justify-single-word="false" fo:background-color="transparent">
        <style:tab-stops/>
      </style:paragraph-properties>
      <style:text-properties fo:color="#5eb91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ff972f"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5T18:02:47.315000000</meta:creation-date>
    <dc:date>2021-01-07T15:29:00.207000000</dc:date>
    <meta:editing-duration>PT15M34S</meta:editing-duration>
    <meta:editing-cycles>4</meta:editing-cycles>
    <meta:generator>LibreOffice/6.1.3.2$Windows_X86_64 LibreOffice_project/86daf60bf00efa86ad547e59e09d6bb77c699acb</meta:generator>
    <meta:document-statistic meta:table-count="0" meta:image-count="0" meta:object-count="0" meta:page-count="1" meta:paragraph-count="5" meta:word-count="135" meta:character-count="818" meta:non-whitespace-character-count="688"/>
  </office:meta>
</office:document-meta>
</file>